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833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Fine_20_Dotted" draw:textarea-horizontal-align="center" draw:textarea-vertical-align="middle"/>
    </style:style>
    <style:style style:name="co1" style:family="table-column">
      <style:table-column-properties style:column-width="2.131cm" style:use-optimal-column-width="false"/>
    </style:style>
    <style:style style:name="co2" style:family="table-column">
      <style:table-column-properties style:column-width="2.84cm" style:use-optimal-column-width="false"/>
    </style:style>
    <style:style style:name="co3" style:family="table-column">
      <style:table-column-properties style:column-width="0.6cm" style:use-optimal-column-width="false"/>
    </style:style>
    <style:style style:name="co4" style:family="table-column">
      <style:table-column-properties style:column-width="2.824cm" style:use-optimal-column-width="false"/>
    </style:style>
    <style:style style:name="co5" style:family="table-column">
      <style:table-column-properties style:column-width="2.724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2.397cm"/>
    </style:style>
    <style:style style:name="ro3" style:family="table-row">
      <style:table-row-properties style:row-height="4.533cm"/>
    </style:style>
    <style:style style:name="ce1" style:family="table-cell">
      <style:graphic-properties draw:fill="none" style:repeat="repeat" draw:textarea-vertical-align="bottom"/>
      <style:paragraph-properties fo:text-align="center" fo:border-left="0.001cm solid #000000" fo:border-right="none" fo:border-top="0.001cm solid #000000" fo:border-bottom="0.001cm solid #000000"/>
      <style:text-properties fo:font-family="Arial" style:font-family-generic="swiss" style:font-pitch="variable" fo:font-size="18pt" style:font-size-asian="18pt" style:font-size-complex="18pt"/>
    </style:style>
    <style:style style:name="ce2" style:family="table-cell">
      <style:graphic-properties draw:fill="none" style:repeat="repeat"/>
      <style:paragraph-properties fo:text-align="center" fo:border-left="0.001cm solid #000000" fo:border-right="none" fo:border-top="0.001cm solid #000000" fo:border-bottom="0.001cm solid #000000"/>
    </style:style>
    <style:style style:name="ce3" style:family="table-cell">
      <style:graphic-properties draw:fill="none" style:repeat="repeat"/>
      <style:paragraph-properties fo:text-align="center" fo:border-left="0.001cm solid #000000" fo:border-right="0.001cm solid #000000" fo:border-top="none" fo:border-bottom="none"/>
    </style:style>
    <style:style style:name="ce4" style:family="table-cell">
      <style:graphic-properties draw:fill="none" style:repeat="repeat"/>
      <style:paragraph-properties fo:text-align="center" fo:border-left="none" fo:border-right="0.001cm solid #000000" fo:border-top="0.001cm solid #000000" fo:border-bottom="0.001cm solid #000000"/>
    </style:style>
    <style:style style:name="ce5" style:family="table-cell">
      <style:graphic-properties draw:fill="none" style:repeat="repeat"/>
      <style:paragraph-properties fo:text-align="center" fo:border-left="none" fo:border-right="0.001cm solid #000000" fo:border-top="0.001cm solid #000000" fo:border-bottom="0.001cm solid #000000"/>
      <style:text-properties fo:font-family="Arial" style:font-family-generic="swiss" style:font-pitch="variable" fo:font-size="18pt" style:font-size-asian="18pt" style:font-size-complex="18pt"/>
    </style:style>
    <style:style style:name="ce6" style:family="table-cell">
      <style:graphic-properties draw:fill="none" style:repeat="repeat"/>
      <style:paragraph-properties fo:text-align="center" fo:border-left="0.001cm solid #000000" fo:border-right="none" fo:border-top="none" fo:border-bottom="0.001cm solid #000000"/>
      <style:text-properties fo:font-family="Arial" style:font-family-generic="swiss" style:font-pitch="variable" fo:font-size="18pt" style:font-size-asian="18pt" style:font-size-complex="18pt"/>
    </style:style>
    <style:style style:name="P1" style:family="paragraph">
      <style:paragraph-properties fo:text-align="center"/>
    </style:style>
    <style:style style:name="T1" style:family="text">
      <style:text-properties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1.118cm" svg:height="3.369cm" svg:x="5.995cm" svg:y="8.6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>
                <text:p text:style-name="P1">Patch</text:p>
              </table:table-cell>
              <table:table-cell table:style-name="ce2">
                <text:p text:style-name="P1">Visibilité</text:p>
              </table:table-cell>
              <table:table-cell table:style-name="ce3"/>
              <table:table-cell table:style-name="ce4">
                <text:p text:style-name="P1"><text:span text:style-name="T1">Table Id</text:span></text:p>
              </table:table-cell>
              <table:table-cell table:style-name="ce5">
                <text:p text:style-name="P1"><text:span text:style-name="T1">Content</text:span></text:p>
              </table:table-cell>
            </table:table-row>
            <table:table-row table:style-name="ro2">
              <table:table-cell table:style-name="ce6">
                <text:p text:style-name="P1">1</text:p>
                <text:p text:style-name="P1">2</text:p>
                <text:p text:style-name="P1">3</text:p>
              </table:table-cell>
              <table:table-cell table:style-name="ce2">
                <text:p text:style-name="P1">1</text:p>
                <text:p text:style-name="P1">1</text:p>
                <text:p text:style-name="P1">1</text:p>
              </table:table-cell>
              <table:table-cell table:style-name="ce3"/>
              <table:table-cell table:style-name="ce4">
                <text:p text:style-name="P1"><text:span text:style-name="T1">&lt;1,1,1&gt;</text:span></text:p>
                <text:p text:style-name="P1"><text:span text:style-name="T1">&lt;2,1,1&gt;</text:span></text:p>
                <text:p text:style-name="P1"><text:span text:style-name="T1">&lt;3,1,1&gt;</text:span></text:p>
              </table:table-cell>
              <table:table-cell table:style-name="ce5">
                <text:p text:style-name="P1"><text:span text:style-name="T1">A</text:span></text:p>
                <text:p text:style-name="P1"><text:span text:style-name="T1">B</text:span></text:p>
                <text:p text:style-name="P1"><text:span text:style-name="T1">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3.525cm" svg:height="0.963cm" svg:x="9.792cm" svg:y="6.5cm">
          <draw:text-box>
            <text:p text:style-name="P1">Replique 1</text:p>
          </draw:text-box>
        </draw:frame>
        <draw:frame draw:style-name="gr2" draw:text-style-name="P1" draw:layer="layout" svg:width="4cm" svg:height="1.083cm" svg:x="27.36cm" svg:y="6.5cm">
          <draw:text-box>
            <text:p text:style-name="P1">Replique 2</text:p>
          </draw:text-box>
        </draw:frame>
        <draw:frame draw:style-name="gr3" draw:text-style-name="P1" draw:layer="layout" svg:width="9.646cm" svg:height="1.675cm" svg:x="6.731cm" svg:y="14.5cm">
          <draw:text-box>
            <text:p text:style-name="P1">Patch:41</text:p>
            <text:p text:style-name="P1">Undo(Patch:2) = Undo(insert(B))</text:p>
          </draw:text-box>
        </draw:frame>
        <draw:frame draw:style-name="gr3" draw:text-style-name="P1" draw:layer="layout" svg:width="9.646cm" svg:height="1.675cm" svg:x="24.537cm" svg:y="14.5cm">
          <draw:text-box>
            <text:p text:style-name="P1">Patch:42</text:p>
            <text:p text:style-name="P1">Undo(Patch:2) = Undo(insert(B))</text:p>
          </draw:text-box>
        </draw:frame>
        <draw:frame draw:style-name="gr3" draw:text-style-name="P1" draw:layer="layout" svg:width="11.72cm" svg:height="1.675cm" svg:x="5.694cm" svg:y="25.5cm">
          <draw:text-box>
            <text:p text:style-name="P1">Patch:51</text:p>
            <text:p text:style-name="P1">Undo(Patch:41) = Undo(Undo(insert(B))</text:p>
          </draw:text-box>
        </draw:frame>
        <draw:frame draw:style-name="gr3" draw:text-style-name="P1" draw:layer="layout" svg:width="9.646cm" svg:height="1.675cm" svg:x="24.537cm" svg:y="25.9cm">
          <draw:text-box>
            <text:p text:style-name="P1">Patch:41</text:p>
            <text:p text:style-name="P1">Undo(Patch:2) = Undo(insert(B))</text:p>
          </draw:text-box>
        </draw:frame>
        <draw:frame draw:style-name="gr3" draw:text-style-name="P1" draw:layer="layout" svg:width="9.646cm" svg:height="1.675cm" svg:x="6.731cm" svg:y="37.613cm">
          <draw:text-box>
            <text:p text:style-name="P1">Patch:42</text:p>
            <text:p text:style-name="P1">Undo(Patch:2) = Undo(insert(B))</text:p>
          </draw:text-box>
        </draw:frame>
        <draw:line draw:style-name="gr4" draw:text-style-name="P1" draw:layer="layout" svg:x1="8.804cm" svg:y1="8cm" svg:x2="14.304cm" svg:y2="8cm">
          <text:p/>
        </draw:line>
        <draw:line draw:style-name="gr4" draw:text-style-name="P1" draw:layer="layout" svg:x1="26.61cm" svg:y1="8cm" svg:x2="32.11cm" svg:y2="8cm">
          <text:p/>
        </draw:line>
        <draw:line draw:style-name="gr4" draw:text-style-name="P1" draw:layer="layout" svg:x1="8.804cm" svg:y1="8cm" svg:x2="14.304cm" svg:y2="8cm">
          <text:p/>
        </draw:line>
        <draw:frame draw:style-name="standard" draw:layer="layout" svg:width="11.118cm" svg:height="3.369cm" svg:x="23.801cm" svg:y="8.6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>
                <text:p text:style-name="P1">Patch</text:p>
              </table:table-cell>
              <table:table-cell table:style-name="ce2">
                <text:p text:style-name="P1">Visibilité</text:p>
              </table:table-cell>
              <table:table-cell table:style-name="ce3"/>
              <table:table-cell table:style-name="ce4">
                <text:p text:style-name="P1"><text:span text:style-name="T1">Table Id</text:span></text:p>
              </table:table-cell>
              <table:table-cell table:style-name="ce5">
                <text:p text:style-name="P1"><text:span text:style-name="T1">Content</text:span></text:p>
              </table:table-cell>
            </table:table-row>
            <table:table-row table:style-name="ro2">
              <table:table-cell table:style-name="ce6">
                <text:p text:style-name="P1">1</text:p>
                <text:p text:style-name="P1">2</text:p>
                <text:p text:style-name="P1">3</text:p>
              </table:table-cell>
              <table:table-cell table:style-name="ce2">
                <text:p text:style-name="P1">1</text:p>
                <text:p text:style-name="P1">1</text:p>
                <text:p text:style-name="P1">1</text:p>
              </table:table-cell>
              <table:table-cell table:style-name="ce3"/>
              <table:table-cell table:style-name="ce4">
                <text:p text:style-name="P1"><text:span text:style-name="T1">&lt;1,1,1&gt;</text:span></text:p>
                <text:p text:style-name="P1"><text:span text:style-name="T1">&lt;2,1,1&gt;</text:span></text:p>
                <text:p text:style-name="P1"><text:span text:style-name="T1">&lt;3,1,1&gt;</text:span></text:p>
              </table:table-cell>
              <table:table-cell table:style-name="ce5">
                <text:p text:style-name="P1"><text:span text:style-name="T1">A</text:span></text:p>
                <text:p text:style-name="P1"><text:span text:style-name="T1">B</text:span></text:p>
                <text:p text:style-name="P1"><text:span text:style-name="T1">C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1.118cm" svg:height="4.081cm" svg:x="5.995cm" svg:y="18.5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>
                <text:p text:style-name="P1">Patch</text:p>
              </table:table-cell>
              <table:table-cell table:style-name="ce2">
                <text:p text:style-name="P1">Visibilité</text:p>
              </table:table-cell>
              <table:table-cell table:style-name="ce3"/>
              <table:table-cell table:style-name="ce4">
                <text:p text:style-name="P1"><text:span text:style-name="T1">Table Id</text:span></text:p>
              </table:table-cell>
              <table:table-cell table:style-name="ce5">
                <text:p text:style-name="P1"><text:span text:style-name="T1">Content</text:span></text:p>
              </table:table-cell>
            </table:table-row>
            <table:table-row table:style-name="ro2">
              <table:table-cell table:style-name="ce6">
                <text:p text:style-name="P1">1</text:p>
                <text:p text:style-name="P1">2</text:p>
                <text:p text:style-name="P1">3</text:p>
                <text:p text:style-name="P1">41</text:p>
              </table:table-cell>
              <table:table-cell table:style-name="ce2">
                <text:p text:style-name="P1">1</text:p>
                <text:p text:style-name="P1">0</text:p>
                <text:p text:style-name="P1">1</text:p>
                <text:p text:style-name="P1">1</text:p>
              </table:table-cell>
              <table:table-cell table:style-name="ce3"/>
              <table:table-cell table:style-name="ce4">
                <text:p text:style-name="P1"><text:span text:style-name="T1">&lt;1,1,1&gt;</text:span></text:p>
                <text:p text:style-name="P1"><text:span text:style-name="T1">&lt;3,1,1&gt;</text:span></text:p>
              </table:table-cell>
              <table:table-cell table:style-name="ce5">
                <text:p text:style-name="P1"><text:span text:style-name="T1">A</text:span></text:p>
                <text:p text:style-name="P1"><text:span text:style-name="T1">C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118cm" svg:height="4.081cm" svg:x="23.801cm" svg:y="18.5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>
                <text:p text:style-name="P1">Patch</text:p>
              </table:table-cell>
              <table:table-cell table:style-name="ce2">
                <text:p text:style-name="P1">Visibilité</text:p>
              </table:table-cell>
              <table:table-cell table:style-name="ce3"/>
              <table:table-cell table:style-name="ce4">
                <text:p text:style-name="P1"><text:span text:style-name="T1">Table Id</text:span></text:p>
              </table:table-cell>
              <table:table-cell table:style-name="ce5">
                <text:p text:style-name="P1"><text:span text:style-name="T1">Content</text:span></text:p>
              </table:table-cell>
            </table:table-row>
            <table:table-row table:style-name="ro2">
              <table:table-cell table:style-name="ce6">
                <text:p text:style-name="P1">1</text:p>
                <text:p text:style-name="P1">2</text:p>
                <text:p text:style-name="P1">3</text:p>
                <text:p text:style-name="P1">42</text:p>
              </table:table-cell>
              <table:table-cell table:style-name="ce2">
                <text:p text:style-name="P1">1</text:p>
                <text:p text:style-name="P1">0</text:p>
                <text:p text:style-name="P1">1</text:p>
                <text:p text:style-name="P1">1</text:p>
              </table:table-cell>
              <table:table-cell table:style-name="ce3"/>
              <table:table-cell table:style-name="ce4">
                <text:p text:style-name="P1"><text:span text:style-name="T1">&lt;1,1,1&gt;</text:span></text:p>
                <text:p text:style-name="P1"><text:span text:style-name="T1">&lt;3,1,1&gt;</text:span></text:p>
              </table:table-cell>
              <table:table-cell table:style-name="ce5">
                <text:p text:style-name="P1"><text:span text:style-name="T1">A</text:span></text:p>
                <text:p text:style-name="P1"><text:span text:style-name="T1">C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118cm" svg:height="4.793cm" svg:x="5.995cm" svg:y="30.3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>
                <text:p text:style-name="P1">Patch</text:p>
              </table:table-cell>
              <table:table-cell table:style-name="ce2">
                <text:p text:style-name="P1">Visibilité</text:p>
              </table:table-cell>
              <table:table-cell table:style-name="ce3"/>
              <table:table-cell table:style-name="ce4">
                <text:p text:style-name="P1"><text:span text:style-name="T1">Table Id</text:span></text:p>
              </table:table-cell>
              <table:table-cell table:style-name="ce5">
                <text:p text:style-name="P1"><text:span text:style-name="T1">Content</text:span></text:p>
              </table:table-cell>
            </table:table-row>
            <table:table-row table:style-name="ro2">
              <table:table-cell table:style-name="ce6">
                <text:p text:style-name="P1">1</text:p>
                <text:p text:style-name="P1">2</text:p>
                <text:p text:style-name="P1">3</text:p>
                <text:p text:style-name="P1">41</text:p>
                <text:p text:style-name="P1">51</text:p>
              </table:table-cell>
              <table:table-cell table:style-name="ce2">
                <text:p text:style-name="P1">1</text:p>
                <text:p text:style-name="P1">1</text:p>
                <text:p text:style-name="P1">1</text:p>
                <text:p text:style-name="P1">0</text:p>
                <text:p text:style-name="P1">1</text:p>
              </table:table-cell>
              <table:table-cell table:style-name="ce3"/>
              <table:table-cell table:style-name="ce4">
                <text:p text:style-name="P1"><text:span text:style-name="T1">&lt;1,1,1&gt;</text:span></text:p>
                <text:p text:style-name="P1"><text:span text:style-name="T1">&lt;2,1,1&gt;</text:span></text:p>
                <text:p text:style-name="P1"><text:span text:style-name="T1">&lt;3,1,1&gt;</text:span></text:p>
              </table:table-cell>
              <table:table-cell table:style-name="ce5">
                <text:p text:style-name="P1"><text:span text:style-name="T1">A</text:span></text:p>
                <text:p text:style-name="P1"><text:span text:style-name="T1">B</text:span></text:p>
                <text:p text:style-name="P1"><text:span text:style-name="T1">C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118cm" svg:height="4.793cm" svg:x="23.801cm" svg:y="30.4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>
                <text:p text:style-name="P1">Patch</text:p>
              </table:table-cell>
              <table:table-cell table:style-name="ce2">
                <text:p text:style-name="P1">Visibilité</text:p>
              </table:table-cell>
              <table:table-cell table:style-name="ce3"/>
              <table:table-cell table:style-name="ce4">
                <text:p text:style-name="P1"><text:span text:style-name="T1">Table Id</text:span></text:p>
              </table:table-cell>
              <table:table-cell table:style-name="ce5">
                <text:p text:style-name="P1"><text:span text:style-name="T1">Content</text:span></text:p>
              </table:table-cell>
            </table:table-row>
            <table:table-row table:style-name="ro2">
              <table:table-cell table:style-name="ce6">
                <text:p text:style-name="P1">1</text:p>
                <text:p text:style-name="P1">2</text:p>
                <text:p text:style-name="P1">3</text:p>
                <text:p text:style-name="P1">42</text:p>
                <text:p text:style-name="P1">41</text:p>
              </table:table-cell>
              <table:table-cell table:style-name="ce2">
                <text:p text:style-name="P1">1</text:p>
                <text:p text:style-name="P1">-1</text:p>
                <text:p text:style-name="P1">1</text:p>
                <text:p text:style-name="P1">1</text:p>
                <text:p text:style-name="P1">1</text:p>
              </table:table-cell>
              <table:table-cell table:style-name="ce3"/>
              <table:table-cell table:style-name="ce4">
                <text:p text:style-name="P1"><text:span text:style-name="T1">&lt;1,1,1&gt;</text:span></text:p>
                <text:p text:style-name="P1"><text:span text:style-name="T1">&lt;3,1,1&gt;</text:span></text:p>
              </table:table-cell>
              <table:table-cell table:style-name="ce5">
                <text:p text:style-name="P1"><text:span text:style-name="T1">A</text:span></text:p>
                <text:p text:style-name="P1"><text:span text:style-name="T1">C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1.118cm" svg:height="5.505cm" svg:x="5.995cm" svg:y="42.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>
                <text:p text:style-name="P1">Patch</text:p>
              </table:table-cell>
              <table:table-cell table:style-name="ce2">
                <text:p text:style-name="P1">Visibilité</text:p>
              </table:table-cell>
              <table:table-cell table:style-name="ce3"/>
              <table:table-cell table:style-name="ce4">
                <text:p text:style-name="P1"><text:span text:style-name="T1">Table Id</text:span></text:p>
              </table:table-cell>
              <table:table-cell table:style-name="ce5">
                <text:p text:style-name="P1"><text:span text:style-name="T1">Content</text:span></text:p>
              </table:table-cell>
            </table:table-row>
            <table:table-row table:style-name="ro3">
              <table:table-cell table:style-name="ce6">
                <text:p text:style-name="P1">1</text:p>
                <text:p text:style-name="P1">2</text:p>
                <text:p text:style-name="P1">3</text:p>
                <text:p text:style-name="P1">41</text:p>
                <text:p text:style-name="P1">51</text:p>
                <text:p text:style-name="P1">42</text:p>
              </table:table-cell>
              <table:table-cell table:style-name="ce2">
                <text:p text:style-name="P1">1</text:p>
                <text:p text:style-name="P1">0</text:p>
                <text:p text:style-name="P1">1</text:p>
                <text:p text:style-name="P1">0</text:p>
                <text:p text:style-name="P1">1</text:p>
                <text:p text:style-name="P1">1</text:p>
              </table:table-cell>
              <table:table-cell table:style-name="ce3"/>
              <table:table-cell table:style-name="ce4">
                <text:p text:style-name="P1"><text:span text:style-name="T1">&lt;1,1,1&gt;</text:span></text:p>
                <text:p text:style-name="P1"><text:span text:style-name="T1">&lt;3,1,1&gt;</text:span></text:p>
              </table:table-cell>
              <table:table-cell table:style-name="ce5">
                <text:p text:style-name="P1"><text:span text:style-name="T1">A</text:span></text:p>
                <text:p text:style-name="P1"><text:span text:style-name="T1">C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1.118cm" svg:height="5.505cm" svg:x="23.801cm" svg:y="42.5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>
              <table:table-cell table:style-name="ce1">
                <text:p text:style-name="P1">Patch</text:p>
              </table:table-cell>
              <table:table-cell table:style-name="ce2">
                <text:p text:style-name="P1">Visibilité</text:p>
              </table:table-cell>
              <table:table-cell table:style-name="ce3"/>
              <table:table-cell table:style-name="ce4">
                <text:p text:style-name="P1"><text:span text:style-name="T1">Table Id</text:span></text:p>
              </table:table-cell>
              <table:table-cell table:style-name="ce5">
                <text:p text:style-name="P1"><text:span text:style-name="T1">Content</text:span></text:p>
              </table:table-cell>
            </table:table-row>
            <table:table-row table:style-name="ro2">
              <table:table-cell table:style-name="ce6">
                <text:p text:style-name="P1">1</text:p>
                <text:p text:style-name="P1">2</text:p>
                <text:p text:style-name="P1">3</text:p>
                <text:p text:style-name="P1">42</text:p>
                <text:p text:style-name="P1">41</text:p>
                <text:p text:style-name="P1">51</text:p>
              </table:table-cell>
              <table:table-cell table:style-name="ce2">
                <text:p text:style-name="P1">1</text:p>
                <text:p text:style-name="P1">0</text:p>
                <text:p text:style-name="P1">1</text:p>
                <text:p text:style-name="P1">1</text:p>
                <text:p text:style-name="P1">0</text:p>
                <text:p text:style-name="P1">1</text:p>
              </table:table-cell>
              <table:table-cell table:style-name="ce3"/>
              <table:table-cell table:style-name="ce4">
                <text:p text:style-name="P1"><text:span text:style-name="T1">&lt;1,1,1&gt;</text:span></text:p>
                <text:p text:style-name="P1"><text:span text:style-name="T1">&lt;3,1,1&gt;</text:span></text:p>
              </table:table-cell>
              <table:table-cell table:style-name="ce5">
                <text:p text:style-name="P1"><text:span text:style-name="T1">A</text:span></text:p>
                <text:p text:style-name="P1"><text:span text:style-name="T1">C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" draw:text-style-name="P1" draw:layer="layout" svg:width="11.72cm" svg:height="1.675cm" svg:x="23.5cm" svg:y="37.5cm">
          <draw:text-box>
            <text:p text:style-name="P1">Patch:51</text:p>
            <text:p text:style-name="P1">Undo(Patch:41) = Undo(Undo(insert(B))</text:p>
          </draw:text-box>
        </draw:frame>
        <draw:line draw:style-name="gr5" draw:text-style-name="P1" draw:layer="layout" svg:x1="16.5cm" svg:y1="16cm" svg:x2="24.5cm" svg:y2="26cm">
          <text:p/>
        </draw:line>
        <draw:line draw:style-name="gr5" draw:text-style-name="P1" draw:layer="layout" svg:x1="17.5cm" svg:y1="27cm" svg:x2="23.5cm" svg:y2="37.5cm">
          <text:p/>
        </draw:line>
        <draw:line draw:style-name="gr5" draw:text-style-name="P1" draw:layer="layout" svg:x1="24.5cm" svg:y1="16cm" svg:x2="16.5cm" svg:y2="37.5cm">
          <text:p/>
        </draw:line>
        <draw:line draw:style-name="gr6" draw:text-style-name="P1" draw:layer="layout" svg:x1="11.554cm" svg:y1="12.5cm" svg:x2="11.554cm" svg:y2="14.5cm">
          <text:p/>
        </draw:line>
        <draw:line draw:style-name="gr6" draw:text-style-name="P1" draw:layer="layout" svg:x1="11.554cm" svg:y1="23cm" svg:x2="11.554cm" svg:y2="25.5cm">
          <text:p/>
        </draw:line>
        <draw:line draw:style-name="gr6" draw:text-style-name="P1" draw:layer="layout" svg:x1="11.554cm" svg:y1="35.5cm" svg:x2="11.554cm" svg:y2="37.5cm">
          <text:p/>
        </draw:line>
        <draw:line draw:style-name="gr6" draw:text-style-name="P1" draw:layer="layout" svg:x1="29.36cm" svg:y1="35.5cm" svg:x2="29.36cm" svg:y2="37.5cm">
          <text:p/>
        </draw:line>
        <draw:line draw:style-name="gr6" draw:text-style-name="P1" draw:layer="layout" svg:x1="29.36cm" svg:y1="23cm" svg:x2="29.36cm" svg:y2="26cm">
          <text:p/>
        </draw:line>
        <draw:line draw:style-name="gr6" draw:text-style-name="P1" draw:layer="layout" svg:x1="29.36cm" svg:y1="12.5cm" svg:x2="29.36cm" svg:y2="14.5cm">
          <text:p/>
        </draw:line>
        <draw:line draw:style-name="gr7" draw:text-style-name="P1" draw:layer="layout" svg:x1="11.554cm" svg:y1="16.5cm" svg:x2="11.554cm" svg:y2="18.5cm">
          <text:p/>
        </draw:line>
        <draw:line draw:style-name="gr7" draw:text-style-name="P1" draw:layer="layout" svg:x1="11.554cm" svg:y1="27.5cm" svg:x2="11.554cm" svg:y2="30.5cm">
          <text:p/>
        </draw:line>
        <draw:line draw:style-name="gr7" draw:text-style-name="P1" draw:layer="layout" svg:x1="11.554cm" svg:y1="39.5cm" svg:x2="11.554cm" svg:y2="42.5cm">
          <text:p/>
        </draw:line>
        <draw:line draw:style-name="gr7" draw:text-style-name="P1" draw:layer="layout" svg:x1="29.36cm" svg:y1="39.5cm" svg:x2="29.36cm" svg:y2="42.5cm">
          <text:p/>
        </draw:line>
        <draw:line draw:style-name="gr7" draw:text-style-name="P1" draw:layer="layout" svg:x1="29.36cm" svg:y1="28cm" svg:x2="29.36cm" svg:y2="30.5cm">
          <text:p/>
        </draw:line>
        <draw:line draw:style-name="gr7" draw:text-style-name="P1" draw:layer="layout" svg:x1="29.36cm" svg:y1="16.5cm" svg:x2="29.36cm" svg:y2="18.5cm">
          <text:p/>
        </draw:line>
        <draw:line draw:style-name="gr8" draw:text-style-name="P1" draw:layer="layout" svg:x1="20.5cm" svg:y1="6.5cm" svg:x2="20.5cm" svg:y2="4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5T11:22:56.20</meta:creation-date>
    <dc:date>2011-02-15T15:10:00.30</dc:date>
    <meta:editing-duration>PT01H11M39S</meta:editing-duration>
    <meta:editing-cycles>3</meta:editing-cycles>
    <meta:generator>OpenOffice.org/3.1$Win32 OpenOffice.org_project/310m11$Build-9399</meta:generator>
    <meta:document-statistic meta:object-count="35"/>
  </office:meta>
</office:document-meta>
</file>